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FDingbats-ArrowsOne" svg:font-family="FFDingbats-ArrowsOne"/>
    <style:font-face style:name="Scala" svg:font-family="Scala" style:font-family-generic="roman"/>
    <style:font-face style:name="DINNextLTPro-LightCondensed" svg:font-family="DINNextLTPro-LightCondensed" style:font-family-generic="swiss"/>
    <style:font-face style:name="DINNextLTPro-MediumCond" svg:font-family="DINNextLTPro-MediumCond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" fo:font-size="9pt" style:font-name-asian="Scala" style:font-size-asian="9pt" style:font-name-complex="Scala" style:font-size-complex="9pt"/>
    </style:style>
    <style:style style:name="P2" style:family="paragraph" style:parent-style-name="Standard" style:list-style-name="">
      <style:paragraph-properties style:text-autospace="none"/>
      <style:text-properties style:font-name="Arial" fo:font-size="9pt" style:font-name-asian="Scala" style:font-size-asian="9pt" style:font-name-complex="Scala" style:font-size-complex="9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Arial" fo:font-size="9pt" style:font-size-asian="9pt" style:font-size-complex="9pt"/>
    </style:style>
    <style:style style:name="P4" style:family="paragraph" style:parent-style-name="Standard" style:list-style-name="">
      <style:paragraph-properties style:text-autospace="none"/>
      <style:text-properties style:font-name="Ari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Arial"/>
    </style:style>
    <style:style style:name="T1" style:family="text">
      <style:text-properties fo:font-size="9pt" style:font-name-asian="Scala" style:font-size-asian="9pt" style:font-name-complex="Scala" style:font-size-complex="9pt"/>
    </style:style>
    <style:style style:name="T2" style:family="text">
      <style:text-properties style:font-name-asian="Scala" style:font-name-complex="Scala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flexion und Feedback</text:p>
      <text:p text:style-name="P6"/>
      <text:p text:style-name="P5"/>
      <text:p text:style-name="P5">Blicken Sie kritisch auf den gesamten Forschungsverlauf, den Sie als Gruppe durchlaufen haben. <text:line-break/><text:tab/><text:span text:style-name="T3">Wie haben Sie ihn und die einzelnen Phasen rückblickend erlebt? <text:line-break/><text:tab/>Reflektieren Sie insbesondere Ihre Forschungsplanung und tatsächliche Durchführung: <text:tab/>Was würden Sie beim nächsten Mal genauso und was anders machen?<text:line-break/><text:tab/>Haben Sie Ihre Forschungsfrage beantwortet? Falls nicht, was steht noch aus und ist wie<text:line-break/><text:tab/>zu erreichen?</text:span></text:p>
      <text:p text:style-name="P3"><draw:frame draw:style-name="fr1" draw:name="Rahmen1" text:anchor-type="paragraph" svg:x="0.079cm" svg:y="0.289cm" svg:width="16.9cm" style:rel-width="99%" svg:height="3.597cm" style:rel-height="13%" draw:z-index="0"><draw:text-box><text:p text:style-name="Frame_20_contents"/></draw:text-box></draw:frame><text:span text:style-name="T2"/></text:p>
      <text:p text:style-name="P4"><text:span text:style-name="T1"/></text:p>
      <text:p text:style-name="P5">Was nehmen Sie persönlich mit? <text:line-break/><text:tab/><text:span text:style-name="T3">Was haben Sie gelernt?<text:line-break/><text:tab/>Welche positiven und welche negativen Erfahrungen haben Sie gemacht? <text:line-break/><text:tab/>Liegt Ihnen die Arbeitsweise des Forschenden Lernens?<text:line-break/><text:tab/>Wie hat Ihnen die konkrete Umsetzung gefallen: Was gut, was nicht, was hat gefehlt?</text:span></text:p>
      <text:p text:style-name="P5"><draw:frame draw:style-name="fr1" draw:name="Rahmen2" text:anchor-type="paragraph" svg:x="0.079cm" svg:y="0.289cm" svg:width="16.9cm" style:rel-width="99%" svg:height="3.597cm" style:rel-height="13%" draw:z-index="1"><draw:text-box><text:p text:style-name="Frame_20_contents"/></draw:text-box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FDingbats-ArrowsOne" svg:font-family="FFDingbats-ArrowsOne"/>
    <style:font-face style:name="Scala" svg:font-family="Scala" style:font-family-generic="roman"/>
    <style:font-face style:name="DINNextLTPro-LightCondensed" svg:font-family="DINNextLTPro-LightCondensed" style:font-family-generic="swiss"/>
    <style:font-face style:name="DINNextLTPro-MediumCond" svg:font-family="DINNextLTPro-MediumCond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ki Kaiser</meta:initial-creator>
    <meta:creation-date>2021-03-30T08:54:49.06</meta:creation-date>
    <meta:document-statistic meta:table-count="0" meta:image-count="0" meta:object-count="0" meta:page-count="1" meta:paragraph-count="3" meta:word-count="100" meta:character-count="703"/>
    <dc:date>2021-03-30T10:50:01.57</dc:date>
    <dc:creator>Aliki Kaiser</dc:creator>
    <meta:editing-duration>PT8M51S</meta:editing-duration>
    <meta:editing-cycles>1</meta:editing-cycles>
    <meta:generator>OpenOffice/4.1.7$Win32 OpenOffice.org_project/417m1$Build-9800</meta:generator>
  </office:meta>
</office:document-meta>
</file>